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4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24.52cm" svg:height="17.478cm" svg:x="-0.461cm" svg:y="1.496cm">
          <draw:text-box>
            <text:p text:style-name="P1"><text:span text:style-name="T1">Het is miejn bedoeling om voor een hulpmidtel te zorgen voor verzamelaars van fossiele haaietanden en daaraan gerelateerde zaken.</text:span></text:p>
            <text:p text:style-name="P1"><text:span text:style-name="T1">Ik hoop dat we door widerzijdse ruiling van soorten en informatie elkaars collecties kunneen completeren. 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nl" fo:country="N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5-19T09:58:09</meta:creation-date>
    <dc:date>2010-07-30T10:06:44</dc:date>
    <meta:editing-cycles>2</meta:editing-cycles>
    <meta:editing-duration>PT36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